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8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8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(STU) THE END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802083333333333" calcext:value-type="percentage">
            <text:p>80,21%</text:p>
          </table:table-cell>
          <table:table-cell table:style-name="ce17" table:formula="of:=SUMPRODUCT([.C6:.C28];[.$J6:.$J28])/4/SUM([.C6:.C28])" office:value-type="percentage" office:value="0.821428571428571" calcext:value-type="percentage">
            <text:p>82,14%</text:p>
          </table:table-cell>
          <table:table-cell table:style-name="ce17" table:formula="of:=SUMPRODUCT([.D6:.D28];[.$J6:.$J28])/4/SUM([.D6:.D28])" office:value-type="percentage" office:value="0.810606060606061" calcext:value-type="percentage">
            <text:p>81,06%</text:p>
          </table:table-cell>
          <table:table-cell table:style-name="ce17" table:formula="of:=SUMPRODUCT([.E6:.E28];[.$J6:.$J28])/4/SUM([.E6:.E28])" office:value-type="percentage" office:value="0.757352941176471" calcext:value-type="percentage">
            <text:p>75,74%</text:p>
          </table:table-cell>
          <table:table-cell table:style-name="ce17" table:formula="of:=SUMPRODUCT([.F6:.F28];[.$J6:.$J28])/4/SUM([.F6:.F28])" office:value-type="percentage" office:value="0.821428571428571" calcext:value-type="percentage">
            <text:p>82,14%</text:p>
          </table:table-cell>
          <table:table-cell table:style-name="ce17" table:formula="of:=SUMPRODUCT([.G6:.G28];[.$J6:.$J28])/4/SUM([.G6:.G28])" office:value-type="percentage" office:value="0.75" calcext:value-type="percentage">
            <text:p>75,00%</text:p>
          </table:table-cell>
          <table:table-cell table:style-name="ce17" table:formula="of:=SUMPRODUCT([.H6:.H28];[.$J6:.$J28])/4/SUM([.H6:.H28])" office:value-type="percentage" office:value="0.75" calcext:value-type="percentage">
            <text:p>75,00%</text:p>
          </table:table-cell>
          <table:table-cell table:style-name="ce17" table:formula="of:=SUMPRODUCT([.I6:.I28];[.$J6:.$J28])/4/SUM([.I6:.I28])" office:value-type="percentage" office:value="0.625" calcext:value-type="percentage">
            <text:p>62,5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środowisko będzie generowane losowo ale z pewnymi wytycznymi które będą tą losowość ograniczać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trwała śmierć ale z możliwością szybkiego odrodzenia po zdobyciu odpowiednich przedmiotó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gra będzie przeważnie turow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t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t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mało umiejętności specjalny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zarządzanie ekwipunkiem będzie bardzo ważnym elementem gry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walka będzie głównym motywem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by przejść dalej będzie trzeba odwiedzić ustaloną liczbę pokoi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ta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przeważnie tak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a bardziej oparta na walce i zdobywaniu przedmiotów niż na takty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t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tak ale raczej małe i rzadk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statystyki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dowolność w kolejności przechodzenia przez pokoje na danym etapie oraz rozwój postaci ma wpływ na rozgrywk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dużo przedmiotów oraz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trafienia krytyczne, itemy dostępne w sklepie i skrzynkach oraz na mapie oraz ilosc zlota z potwo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ulepszanie umiejętności za pomocą punktów xp oraz zwiększanie swoich statysty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oryginalna i wciagajaca tematy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cz musi przejsc przez okreslona liczbe pokoi i pokonac okreslona liczbe bosow aby wygrac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1" number:min-decimal-places="1" number:min-integer-digits="1" number:grouping="true"/>
    </number:number-style>
    <number:percentage-style style:name="N11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3:01:09.643381212</meta:creation-date>
    <dc:date>2023-10-24T21:34:07.666000000</dc:date>
    <meta:editing-duration>PT8H24M20S</meta:editing-duration>
    <meta:editing-cycles>22</meta:editing-cycles>
    <meta:generator>LibreOffice/7.6.2.1$Windows_X86_64 LibreOffice_project/56f7684011345957bbf33a7ee678afaf4d2ba333</meta:generator>
    <meta:document-statistic meta:table-count="1" meta:cell-count="172" meta:object-count="0"/>
  </office:meta>
</office:document-meta>
</file>